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F000000B7C93DC348.png" manifest:media-type="image/png"/>
  <manifest:file-entry manifest:full-path="Pictures/100000000000018D000000B2291269E3.png" manifest:media-type="image/png"/>
  <manifest:file-entry manifest:full-path="Pictures/10000000000000D30000004A45D19E5A.jpg" manifest:media-type="image/jpeg"/>
  <manifest:file-entry manifest:full-path="Pictures/100000000000023B000001A46F60B8C0.png" manifest:media-type="image/png"/>
  <manifest:file-entry manifest:full-path="Pictures/10000000000001B5000001A37320540A.png" manifest:media-type="image/png"/>
  <manifest:file-entry manifest:full-path="Pictures/10000000000000F300000074BA783696.png" manifest:media-type="image/png"/>
  <manifest:file-entry manifest:full-path="Pictures/10000201000003AF00000212F3B8185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Lohit Hindi1" svg:font-family="'Lohit Hindi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subtitle">
      <style:graphic-properties draw:fill-color="#ffffff" fo:min-height="12.17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outline1">
      <style:graphic-properties svg:stroke-width="0cm" draw:marker-start-width="0.2cm" draw:marker-end-width="0.2cm" fo:min-height="11.929cm"/>
    </style:style>
    <style:style style:name="pr9" style:family="presentation" style:parent-style-name="LushGreen-subtitle">
      <style:graphic-properties draw:fill-color="#ffffff" fo:min-height="11.129cm"/>
    </style:style>
    <style:style style:name="P1" style:family="paragraph">
      <style:text-properties fo:font-size="2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29.3999996185303pt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fo:font-size="32pt" style:font-size-asian="32pt" style:font-size-complex="32pt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margin-top="0.762cm" fo:margin-bottom="0.356cm"/>
    </style:style>
    <style:style style:name="P11" style:family="paragraph">
      <style:paragraph-properties fo:margin-top="0.762cm" fo:margin-bottom="0.356cm"/>
      <style:text-properties fo:font-size="32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top="0cm" fo:margin-bottom="0.864cm"/>
    </style:style>
    <style:style style:name="P16" style:family="paragraph">
      <style:paragraph-properties fo:margin-top="0cm" fo:margin-bottom="0.864cm"/>
      <style:text-properties fo:font-size="32pt"/>
    </style:style>
    <style:style style:name="P17" style:family="paragraph">
      <style:paragraph-properties fo:margin-top="0cm" fo:margin-bottom="1.88cm"/>
    </style:style>
    <style:style style:name="P18" style:family="paragraph">
      <style:paragraph-properties fo:text-align="center"/>
      <style:text-properties fo:font-size="96pt" style:font-size-asian="96pt" style:font-size-complex="96pt"/>
    </style:style>
    <style:style style:name="P19" style:family="paragraph">
      <style:text-properties fo:font-size="96pt" style:font-size-asian="96pt" style:font-size-complex="96pt"/>
    </style:style>
    <style:style style:name="T1" style:family="text">
      <style:text-properties fo:color="#174576" fo:font-size="41pt" fo:language="en" fo:country="US" style:font-name-asian="宋体" style:font-size-asian="41pt" style:language-asian="zh" style:country-asian="CN" style:font-name-complex="宋体" style:font-size-complex="41pt"/>
    </style:style>
    <style:style style:name="T2" style:family="text">
      <style:text-properties fo:color="#174576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language="en" fo:country="US" style:font-size-asian="32pt" style:language-asian="zh" style:country-asian="CN" style:font-size-complex="32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2cm" svg:height="11.129cm" svg:x="2.8cm" svg:y="8.175cm" presentation:class="sub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后缀自动机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uffix Automaton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李顶龙</text:span><text:span text:style-name="T2">(PB13011077)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office:forms form:automatic-focus="false" form:apply-design-mode="false"/>
        <draw:frame presentation:style-name="pr3" draw:text-style-name="P2" draw:layer="layout" svg:width="25.2cm" svg:height="2.4cm" svg:x="1.4cm" svg:y="0.801cm" presentation:class="title">
          <draw:text-box>
            <text:p><text:span text:style-name="T3">前言</text:span></text:p>
          </draw:text-box>
        </draw:frame>
        <draw:frame presentation:style-name="pr4" draw:layer="layout" svg:width="25.2cm" svg:height="12.179cm" svg:x="1.4cm" svg:y="5.066cm" presentation:class="subtitle">
          <draw:text-box>
            <text:list text:style-name="L2">
              <text:list-item>
                <text:p text:style-name="P3">自动机的概念书上解释详尽，下面将介绍确定有限状态自动机的实例。</text:p>
                <text:p text:style-name="P3"><text:tab/></text:p>
              </text:list-item>
              <text:list-item>
                <text:p text:style-name="P4">有同学将举到AC自动机的例子，而后缀自动机(简写为SAM)能做AC自动机能做的所有操作，更能做AC自动机不能做的许多操作。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后缀自动机的定义</text:p>
          </draw:text-box>
        </draw:frame>
        <draw:frame presentation:style-name="pr7" draw:layer="layout" svg:width="25.2cm" svg:height="12.179cm" svg:x="1.978cm" svg:y="7.125cm" presentation:class="outline" presentation:user-transformed="true">
          <draw:text-box>
            <text:list text:style-name="L3">
              <text:list-item>
                <text:p>后缀自动机是一个能且仅能识别字符串<text:span text:style-name="T4">S</text:span>的所有后缀的自动机。</text:p>
              </text:list-item>
              <text:list-item>
                <text:p>即<text:span text:style-name="T4">SAM(x)==True</text:span><text:span text:style-name="T4">当且仅当</text:span><text:span text:style-name="T4">x</text:span><text:span text:style-name="T4">是</text:span><text:span text:style-name="T4">S</text:span>的后缀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简单的实现方法</text:p>
          </draw:text-box>
        </draw:frame>
        <draw:frame presentation:style-name="pr7" draw:text-style-name="P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6"><text:span text:style-name="T4">例如字符串</text:span><text:span text:style-name="T5">”</text:span><text:span text:style-name="T5">aabbabd”</text:span><text:span text:style-name="T5">。我们得出所有后缀：“</text:span><text:span text:style-name="T5">d”,”bd”,”abd”,”babd”,”bbabd”,“abbabd”,”aabbabd”</text:span><text:span text:style-name="T5">，直接构造如下字典树就可以得到最简单粗暴的后缀自动机。</text:span></text:p>
              </text:list-item>
            </text:list>
          </draw:text-box>
        </draw:frame>
        <draw:frame draw:name="内容占位符 3" draw:style-name="gr2" draw:text-style-name="P8" draw:layer="layout" svg:width="15.24cm" svg:height="9.816cm" svg:x="9.906cm" svg:y="10.922cm">
          <draw:image xlink:href="Pictures/10000000000001B5000001A3732054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office:forms form:automatic-focus="false" form:apply-design-mode="false"/>
        <draw:frame presentation:style-name="pr6" draw:text-style-name="P9" draw:layer="layout" svg:width="25.2cm" svg:height="2.4cm" svg:x="-8.436cm" svg:y="0.902cm" presentation:class="title" presentation:user-transformed="true">
          <draw:text-box>
            <text:p><text:span text:style-name="T6">But</text:span></text:p>
          </draw:text-box>
        </draw:frame>
        <draw:frame presentation:style-name="pr7" draw:layer="layout" svg:width="25.2cm" svg:height="12.179cm" svg:x="1.47cm" svg:y="5.855cm" presentation:class="outline" presentation:user-transformed="true">
          <draw:text-box>
            <text:list text:style-name="L3">
              <text:list-item>
                <text:p>总共<text:span text:style-name="T4">n</text:span>个后缀，我们的字典树上结点数可以达到<text:span text:style-name="T4">O(N^2)</text:span><text:span text:style-name="T4">级别。对于比较长的字符串，普通计算机的内存还是不够用的。</text:span></text:p>
              </text:list-item>
              <text:list-item>
                <text:p><text:span text:style-name="T4">必须另辟蹊径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另辟蹊径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我们需要找到最简状态<text:span text:style-name="T4">SAM.</text:span></text:p>
              </text:list-item>
              <text:list-item>
                <text:p><text:span text:style-name="T4">设</text:span><text:span text:style-name="T4">ST(str)</text:span><text:span text:style-name="T4">表示通过转移函数</text:span><text:span text:style-name="T4">trans(init, str)</text:span><text:span text:style-name="T4">转移到的状态。</text:span><text:span text:style-name="T4">(init</text:span><text:span text:style-name="T4">代表初态，</text:span><text:span text:style-name="T4">str</text:span><text:span text:style-name="T4">为输入字符串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最简后缀自动机构造<text:span text:style-name="T7">(1)</text:span></text:p>
          </draw:text-box>
        </draw:frame>
        <draw:frame presentation:style-name="pr8" draw:text-style-name="P11" draw:layer="layout" svg:width="26.467cm" svg:height="14.021cm" svg:x="1.372cm" svg:y="5.08cm" presentation:class="outline" presentation:user-transformed="true">
          <draw:text-box>
            <text:list text:style-name="L3">
              <text:list-item>
                <text:p text:style-name="P10"><text:span text:style-name="T8">每次添加一个字符</text:span><text:span text:style-name="T4">x</text:span><text:span text:style-name="T8">，使得</text:span><text:span text:style-name="T4">SAM(T)</text:span><text:span text:style-name="T4">变为</text:span><text:span text:style-name="T4">SAM(Tx),</text:span><text:span text:style-name="T4">设</text:span><text:span text:style-name="T4">T</text:span><text:span text:style-name="T4">长度是</text:span><text:span text:style-name="T4">L</text:span></text:p>
              </text:list-item>
              <text:list-item>
                <text:p text:style-name="P10"><text:span text:style-name="T4">类似</text:span><text:span text:style-name="T4">AC</text:span><text:span text:style-name="T4">自动机添加转移边和</text:span><text:span text:style-name="T4">fail</text:span><text:span text:style-name="T4">指针</text:span></text:p>
              </text:list-item>
              <text:list-item>
                <text:p text:style-name="P10"><text:span text:style-name="T4">记录自动机中每个点最长可接受的后缀长度</text:span><text:span text:style-name="T4">L</text:span></text:p>
              </text:list-item>
              <text:list-item>
                <text:p text:style-name="P10"><text:span text:style-name="T4">设添加点时新建的结点为</text:span><text:span text:style-name="T4">np</text:span><text:span text:style-name="T4">，设上次加入点为</text:span><text:span text:style-name="T4">tail</text:span><text:span text:style-name="T4">，即</text:span><text:span text:style-name="T4">T</text:span><text:span text:style-name="T4">的最后一个字符，</text:span><text:span text:style-name="T4">x</text:span><text:span text:style-name="T4">的前一个字符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最简后缀自动机构造<text:span text:style-name="T7">(2)</text:span></text:p>
          </draw:text-box>
        </draw:frame>
        <draw:frame presentation:style-name="pr8" draw:text-style-name="P11" draw:layer="layout" svg:width="26.467cm" svg:height="14.021cm" svg:x="1.372cm" svg:y="5.08cm" presentation:class="outline" presentation:user-transformed="true">
          <draw:text-box>
            <text:list text:style-name="L3">
              <text:list-item>
                <text:p text:style-name="P10"><text:span text:style-name="T8">从</text:span><text:span text:style-name="T8">tail</text:span><text:span text:style-name="T8">向</text:span><text:span text:style-name="T8">np</text:span><text:span text:style-name="T8">链一条状态边</text:span><text:span text:style-name="T8">;np</text:span><text:span text:style-name="T8">的</text:span><text:span text:style-name="T8">L</text:span><text:span text:style-name="T8">为</text:span><text:span text:style-name="T8">tail</text:span><text:span text:style-name="T8">的</text:span><text:span text:style-name="T8">L</text:span><text:span text:style-name="T8">再加</text:span><text:span text:style-name="T8">1.</text:span></text:p>
              </text:list-item>
              <text:list-item>
                <text:p text:style-name="P10"><text:span text:style-name="T4">沿着</text:span><text:span text:style-name="T4">tail</text:span><text:span text:style-name="T4">的</text:span><text:span text:style-name="T4">fail</text:span><text:span text:style-name="T4">指针走，走到的每个结点添加一条</text:span><text:span text:style-name="T4">tail</text:span><text:span text:style-name="T4">边。如果遍历到的点有了指向</text:span><text:span text:style-name="T4">x</text:span><text:span text:style-name="T4">这个字符的转移边，那么之前的符合要求的点都有</text:span><text:span text:style-name="T4">x</text:span><text:span text:style-name="T4">这个字符的转移边，就不需要继续遍历了。如果都没有，那么</text:span><text:span text:style-name="T4">fail</text:span><text:span text:style-name="T4">指针指向</text:span><text:span text:style-name="T4">init</text:span><text:span text:style-name="T4">。</text:span></text:p>
              </text:list-item>
              <text:list-item>
                <text:p text:style-name="P10"><text:span text:style-name="T4">这个自动机的</text:span><text:span text:style-name="T4">end</text:span><text:span text:style-name="T4">状态是</text:span><text:span text:style-name="T4">np</text:span><text:span text:style-name="T4">以及</text:span><text:span text:style-name="T4">fail</text:span><text:span text:style-name="T4">链上所有点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图文过程<text:span text:style-name="T4">”</text:span><text:span text:style-name="T4">aabb”(1)</text:span></text:p>
          </draw:text-box>
        </draw:frame>
        <draw:frame draw:name="Picture 5" draw:style-name="gr3" draw:text-style-name="P12" draw:layer="layout" svg:width="6.6cm" svg:height="2.314cm" svg:x="17.53cm" svg:y="6.35cm">
          <draw:image xlink:href="Pictures/10000000000000D30000004A45D19E5A.jpg" xlink:type="simple" xlink:show="embed" xlink:actuate="onLoad">
            <text:p/>
          </draw:image>
        </draw:frame>
        <draw:frame draw:name="Picture 8" draw:style-name="gr4" draw:text-style-name="P12" draw:layer="layout" svg:width="8.798cm" svg:height="4.199cm" svg:x="16.764cm" svg:y="13.073cm">
          <draw:image xlink:href="Pictures/10000000000000F300000074BA783696.png" xlink:type="simple" xlink:show="embed" xlink:actuate="onLoad">
            <text:p/>
          </draw:image>
        </draw:frame>
        <draw:frame draw:style-name="gr5" draw:text-style-name="P13" draw:layer="layout" svg:width="11.684cm" svg:height="5.431cm" svg:x="3.81cm" svg:y="6.858cm">
          <draw:text-box>
            <text:p><text:span text:style-name="T9">添加完了两个</text:span><text:span text:style-name="T9">a</text:span><text:span text:style-name="T9">字符</text:span><text:span text:style-name="T9">(</text:span><text:span text:style-name="T9">黑边为状态边，蓝色边为</text:span><text:span text:style-name="T9">fail</text:span><text:span text:style-name="T9">指正，红色数字为</text:span><text:span text:style-name="T9">L</text:span><text:span text:style-name="T9">，圈中数字为点标号</text:span><text:span text:style-name="T9">)</text:span></text:p>
          </draw:text-box>
        </draw:frame>
        <draw:frame draw:style-name="gr5" draw:text-style-name="P14" draw:layer="layout" svg:width="12.192cm" svg:height="1.733cm" svg:x="3.556cm" svg:y="14.777cm">
          <draw:text-box>
            <text:p><text:span text:style-name="T4">再添加一个</text:span><text:span text:style-name="T4">b</text:span><text:span text:style-name="T4">字符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图文过程<text:span text:style-name="T4">”</text:span><text:span text:style-name="T4">aabb”(2)</text:span></text:p>
          </draw:text-box>
        </draw:frame>
        <draw:frame draw:style-name="gr5" draw:text-style-name="P13" draw:layer="layout" svg:width="11.684cm" svg:height="10.611cm" svg:x="3.048cm" svg:y="6.661cm">
          <draw:text-box>
            <text:p><text:span text:style-name="T9">添加最后一个</text:span><text:span text:style-name="T9">b</text:span><text:span text:style-name="T9">。</text:span></text:p>
            <text:p><text:span text:style-name="T9">现在问题来了！！！</text:span></text:p>
            <text:p><text:span text:style-name="T9">挖掘机技术哪家强？</text:span></text:p>
            <text:p><text:span text:style-name="T9">顺着转移边走，可以转移出“</text:span><text:span text:style-name="T9">ab”</text:span><text:span text:style-name="T9">后缀走到终止态，显然“</text:span><text:span text:style-name="T9">ab“</text:span><text:span text:style-name="T9">不是”</text:span><text:span text:style-name="T9">aabb“</text:span><text:span text:style-name="T9">的后缀！</text:span></text:p>
            <text:p><text:span text:style-name="T9">需要修正！</text:span></text:p>
          </draw:text-box>
        </draw:frame>
        <draw:frame draw:name="Picture 11" draw:style-name="gr4" draw:text-style-name="P12" draw:layer="layout" svg:width="10.503cm" svg:height="4.709cm" svg:x="16.256cm" svg:y="6.975cm">
          <draw:image xlink:href="Pictures/100000000000018D000000B2291269E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图文过程<text:span text:style-name="T4">”</text:span><text:span text:style-name="T4">aabb”(3)</text:span></text:p>
          </draw:text-box>
        </draw:frame>
        <draw:frame draw:style-name="gr5" draw:text-style-name="P13" draw:layer="layout" svg:width="11.684cm" svg:height="6.726cm" svg:x="2.54cm" svg:y="8.768cm">
          <draw:text-box>
            <text:p><text:span text:style-name="T9"><text:tab/></text:span><text:span text:style-name="T9">可以看到，罪魁祸首就是</text:span><text:span text:style-name="T9">3</text:span><text:span text:style-name="T9">号点！所以我们需要拆点，需要保留以</text:span><text:span text:style-name="T9">3</text:span><text:span text:style-name="T9">号点终止的正常状态，又不产生多余后缀！</text:span></text:p>
          </draw:text-box>
        </draw:frame>
        <draw:frame draw:name="Picture 11" draw:style-name="gr4" draw:text-style-name="P12" draw:layer="layout" svg:width="10.503cm" svg:height="4.709cm" svg:x="16.003cm" svg:y="9.77cm">
          <draw:image xlink:href="Pictures/100000000000018D000000B2291269E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图文过程”<text:span text:style-name="T4">aabb”(4)</text:span></text:p>
          </draw:text-box>
        </draw:frame>
        <draw:frame presentation:style-name="pr7" draw:text-style-name="P16" draw:layer="layout" svg:width="25.2cm" svg:height="12.179cm" svg:x="1.524cm" svg:y="6.858cm" presentation:class="outline" presentation:user-transformed="true">
          <draw:text-box>
            <text:list text:style-name="L3">
              <text:list-item>
                <text:p text:style-name="P15"><text:span text:style-name="T8">假设</text:span><text:span text:style-name="T4">a</text:span><text:span text:style-name="T4">为第一个有</text:span><text:span text:style-name="T4">x</text:span><text:span text:style-name="T4">的转移点，转移到</text:span><text:span text:style-name="T4">q</text:span></text:p>
              </text:list-item>
              <text:list-item>
                <text:p text:style-name="P15"><text:span text:style-name="T4">若</text:span><text:span text:style-name="T4">a.L+1==x.L,</text:span><text:span text:style-name="T4">将</text:span><text:span text:style-name="T4">np</text:span><text:span text:style-name="T4">的</text:span><text:span text:style-name="T4">fail</text:span><text:span text:style-name="T4">指向</text:span><text:span text:style-name="T4">b</text:span><text:span text:style-name="T4">即可。否则造成了上述新增不合法后缀的请款，那么需要拆点，新建</text:span><text:span text:style-name="T4">r</text:span><text:span text:style-name="T4">点，将</text:span><text:span text:style-name="T4">q</text:span><text:span text:style-name="T4">的信息复制到</text:span><text:span text:style-name="T4">r</text:span><text:span text:style-name="T4">，并将</text:span><text:span text:style-name="T4">q</text:span><text:span text:style-name="T4">和</text:span><text:span text:style-name="T4">np</text:span><text:span text:style-name="T4">的</text:span><text:span text:style-name="T4">fail</text:span><text:span text:style-name="T4">都指向</text:span><text:span text:style-name="T4">r</text:span><text:span text:style-name="T4">。然后就的到了后一张</text:span><text:span text:style-name="T4">ppt</text:span><text:span text:style-name="T4">的最终版本的后缀自动机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图文过程”<text:span text:style-name="T4">aabb”(5)</text:span></text:p>
          </draw:text-box>
        </draw:frame>
        <draw:frame draw:name="Picture 2" draw:style-name="gr4" draw:text-style-name="P12" draw:layer="layout" svg:width="22.281cm" svg:height="10.761cm" svg:x="3.373cm" svg:y="7.527cm">
          <draw:image xlink:href="Pictures/10000000000001DF000000B7C93DC3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代码实现</text:p>
          </draw:text-box>
        </draw:frame>
        <draw:frame draw:name="Picture 3" draw:style-name="gr4" draw:text-style-name="P12" draw:layer="layout" svg:width="20.41cm" svg:height="15.012cm" svg:x="2.958cm" svg:y="5.562cm">
          <draw:image xlink:href="Pictures/100000000000023B000001A46F60B8C0.png" xlink:type="simple" xlink:show="embed" xlink:actuate="onLoad">
            <text:p/>
          </draw:image>
        </draw:frame>
        <draw:frame draw:style-name="gr5" draw:layer="layout" svg:width="21.844cm" svg:height="1.085cm" svg:x="3.302cm" svg:y="4.064cm">
          <draw:text-box>
            <text:p>add即为每次添加一个字符的过程。else中的一大串就是拆点，新建r。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复杂度分析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每次添加一个结点时最多新增一个<text:span text:style-name="T4">r</text:span><text:span text:style-name="T4">结点，所以最后最多有</text:span><text:span text:style-name="T4">2n</text:span><text:span text:style-name="T4">个结点。所以空间复杂度是</text:span><text:span text:style-name="T4">O(n)</text:span><text:span text:style-name="T4">级别。</text:span></text:p>
              </text:list-item>
              <text:list-item>
                <text:p><text:span text:style-name="T4">沿着</text:span><text:span text:style-name="T4">fail</text:span><text:span text:style-name="T4">指针走，走过一次之后就不会再走，所以构建的时间复杂度也是</text:span><text:span text:style-name="T4">O(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应用</text:p>
          </draw:text-box>
        </draw:frame>
        <draw:frame presentation:style-name="pr7" draw:text-style-name="P17" draw:layer="layout" svg:width="25.2cm" svg:height="12.179cm" svg:x="1.978cm" svg:y="5.855cm" presentation:class="outline" presentation:user-transformed="true">
          <draw:text-box>
            <text:list text:style-name="L3">
              <text:list-item>
                <text:p text:style-name="P17"><text:span text:style-name="T4">很好的性质就是所有能接受的状态就是后缀。加上</text:span><text:span text:style-name="T4">fail</text:span><text:span text:style-name="T4">指针，利用这些性质，可以在极佳的时间空间复杂度内实现</text:span><text:span text:style-name="T4">AC</text:span><text:span text:style-name="T4">自动机，</text:span><text:span text:style-name="T4">tire</text:span><text:span text:style-name="T4">树，构造后缀树等常见字符串数据结构的功能。</text:span></text:p>
              </text:list-item>
              <text:list-item>
                <text:p text:style-name="P17"><text:span text:style-name="T4">经过巧妙的转化还可以轻松的求公共子串，求</text:span><text:span text:style-name="T4">k</text:span><text:span text:style-name="T4">大子串。限于篇幅不再赘述。</text:span></text:p>
              </text:list-item>
              <text:list-item>
                <text:p text:style-name="P17"><text:span text:style-name="T4">总之，拥有了后缀自动机，算法课和数据结构课接触到的所有字符串处理基本都可以用它解决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更多有限状态自动机</text:p>
          </draw:text-box>
        </draw:frame>
        <draw:frame presentation:style-name="pr7" draw:text-style-name="P17" draw:layer="layout" svg:width="25.2cm" svg:height="12.179cm" svg:x="1.978cm" svg:y="5.855cm" presentation:class="outline" presentation:user-transformed="true">
          <draw:text-box>
            <text:list text:style-name="L3">
              <text:list-item>
                <text:p text:style-name="P17"><text:span text:style-name="T4">很好的性质就是所有能接受的状态就是后缀。加上</text:span><text:span text:style-name="T4">fail</text:span><text:span text:style-name="T4">指针，利用这些性质，可以在极佳的时间空间复杂度内实现</text:span><text:span text:style-name="T4">AC</text:span><text:span text:style-name="T4">自动机，</text:span><text:span text:style-name="T4">tire</text:span><text:span text:style-name="T4">树，构造后缀树等常见字符串数据结构的功能。</text:span></text:p>
              </text:list-item>
              <text:list-item>
                <text:p text:style-name="P17"><text:span text:style-name="T4">经过巧妙的转化还可以轻松的求公共子串，求</text:span><text:span text:style-name="T4">k</text:span><text:span text:style-name="T4">大子串。限于篇幅不再赘述。</text:span></text:p>
              </text:list-item>
              <text:list-item>
                <text:p text:style-name="P17"><text:span text:style-name="T4">总之，拥有了后缀自动机，算法课和数据结构课接触到的所有字符串处理基本都可以用它解决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32">
        <office:forms form:automatic-focus="false" form:apply-design-mode="false"/>
        <draw:frame presentation:style-name="pr9" draw:text-style-name="P19" draw:layer="layout" svg:width="25.2cm" svg:height="11.129cm" svg:x="7.112cm" svg:y="11.731cm" presentation:class="subtitle" presentation:user-transformed="true">
          <draw:text-box>
            <text:p text:style-name="P18"><text:span text:style-name="T10">Thank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Lohit Hindi1" svg:font-family="'Lohit Hindi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3.7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2.97cm" fo:text-indent="0cm"/>
      <style:text-properties fo:font-size="208.300003051758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2.22cm" fo:text-indent="0cm"/>
      <style:text-properties fo:font-size="179.600006103516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1.473cm" fo:text-indent="0cm"/>
      <style:text-properties fo:font-size="149.600006103516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724cm" fo:text-indent="0cm"/>
      <style:text-properties fo:font-size="149.600006103516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724cm" fo:text-indent="0cm"/>
      <style:text-properties fo:font-size="149.600006103516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724cm" fo:text-indent="0cm"/>
      <style:text-properties fo:font-size="149.600006103516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724cm" fo:text-indent="0cm"/>
      <style:text-properties fo:font-size="149.600006103516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724cm" fo:text-indent="0cm"/>
      <style:text-properties fo:font-size="149.600006103516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9.3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01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20:26:42.403911354</meta:creation-date>
    <dc:date>2015-01-28T22:10:52.656791609</dc:date>
    <meta:editing-duration>PT1H37M26S</meta:editing-duration>
    <meta:editing-cycles>81</meta:editing-cycles>
    <meta:generator>LibreOffice/4.2.7.2$Linux_X86_64 LibreOffice_project/420m0$Build-2</meta:generator>
    <meta:document-statistic meta:object-count="110"/>
  </office:meta>
</office:document-meta>
</file>